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in" fo:margin-left="-0.0813in" table:align="left" style:writing-mode="lr-tb"/>
    </style:style>
    <style:style style:name="Table1.A" style:family="table-column">
      <style:table-column-properties style:column-width="1.2896in"/>
    </style:style>
    <style:style style:name="Table1.B" style:family="table-column">
      <style:table-column-properties style:column-width="3.5646in"/>
    </style:style>
    <style:style style:name="Table1.C" style:family="table-column">
      <style:table-column-properties style:column-width="0.6813in"/>
    </style:style>
    <style:style style:name="Table1.D" style:family="table-column">
      <style:table-column-properties style:column-width="0.76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396in" fo:padding-right="0.0396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396in" fo:padding-right="0.0396in" fo:padding-top="0in" fo:padding-bottom="0in" fo:border="0.5pt solid #000000" style:writing-mode="lr-tb"/>
    </style:style>
    <style:style style:name="P1" style:family="paragraph" style:parent-style-name="Standard">
      <style:text-properties officeooo:rsid="000d5484" officeooo:paragraph-rsid="000d5484"/>
    </style:style>
    <style:style style:name="P2" style:family="paragraph" style:parent-style-name="Standard">
      <style:text-properties fo:font-weight="bold" officeooo:rsid="000d5484" officeooo:paragraph-rsid="000d548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5484" officeooo:paragraph-rsid="000d5484" style:font-weight-asian="bold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size="10pt" officeooo:paragraph-rsid="000d5484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officeooo:paragraph-rsid="000d5484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de Atividades</text:p>
      <text:p text:style-name="P1"/>
      <text:p text:style-name="P2">Atividad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A4</text:p>
          </table:table-cell>
          <table:table-cell table:style-name="Table1.A1" office:value-type="string">
            <text:p text:style-name="P5"><text:span text:style-name="T1">Executar </text:span><text:span text:style-name="T2">sprint</text:span><text:span text:style-name="T1"> 1</text:span></text:p>
          </table:table-cell>
          <table:table-cell table:style-name="Table1.A1" office:value-type="string">
            <text:p text:style-name="P4">28/04/14</text:p>
          </table:table-cell>
          <table:table-cell table:style-name="Table1.D1" office:value-type="string">
            <text:p text:style-name="P4">18/05/14</text:p>
          </table:table-cell>
        </table:table-row>
      </table:table>
      <text:p text:style-name="P2">Status: <text:span text:style-name="T3">Atrasada</text:span></text:p>
      <text:p text:style-name="P2">Justificativa: <text:span text:style-name="T3">Dificuldade de implementação do AG e má gerência do tempo para os artefatos do método de desenvolvimento (</text:span><text:span text:style-name="T5">sprint backlog</text:span><text:span text:style-name="T3"> e </text:span><text:span text:style-name="T5">sprint burndown</text:span><text:span text:style-name="T3">)</text:span></text:p>
      <text:p text:style-name="P2">Encaminhamento: <text:span text:style-name="T3">Encaixar na </text:span><text:span text:style-name="T5">Sprint</text:span><text:span text:style-name="T3"> 2 as atividades que ficaram incompletas aumentando-se as horas dedicadas ao TCC</text:span></text:p>
      <text:p text:style-name="P2">Consequência: <text:span text:style-name="T6">Nenhuma</text:span></text:p>
      <text:p text:style-name="P2"/>
      <text:p text:style-name="P2">Atividade:</text:p>
      <text:p text:style-name="P2">Status: </text:p>
      <text:p text:style-name="P2">Justificativa:</text:p>
      <text:p text:style-name="P2">Encaminhamento:</text:p>
      <text:p text:style-name="P2">Consequênci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6:43:55.056111783</meta:creation-date>
    <dc:date>2014-06-02T16:50:08.874418432</dc:date>
    <meta:editing-duration>P0D</meta:editing-duration>
    <meta:editing-cycles>1</meta:editing-cycles>
    <meta:document-statistic meta:table-count="1" meta:image-count="0" meta:object-count="0" meta:page-count="1" meta:paragraph-count="15" meta:word-count="58" meta:character-count="433" meta:non-whitespace-character-count="389"/>
    <meta:generator>LibreOffice/4.2.3.3$Linux_X86_64 LibreOffice_project/420m0$Build-3</meta:generator>
  </office:meta>
</office:document-meta>
</file>